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1" style:parent-style-name="Standard" style:list-style-name="WW8Num3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 fo:text-indent="0.5in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text-indent="0.5in"/>
    </style:style>
    <style:style style:name="T70" style:parent-style-name="Основнойшрифтабзаца" style:family="text">
      <style:text-properties fo:letter-spacing="-0.0055in" fo:font-size="14pt" style:font-size-asian="14pt" style:font-size-complex="14pt"/>
    </style:style>
    <style:style style:name="T71" style:parent-style-name="Основнойшрифтабзаца" style:family="text">
      <style:text-properties fo:letter-spacing="-0.0055in" style:text-position="sub 64.2%" fo:font-size="14pt" style:font-size-asian="14pt" style:font-size-complex="14pt"/>
    </style:style>
    <style:style style:name="T72" style:parent-style-name="Основнойшрифтабзаца" style:family="text">
      <style:text-properties fo:letter-spacing="-0.0055in" fo:font-size="14pt" style:font-size-asian="14pt" style:font-size-complex="14pt"/>
    </style:style>
    <style:style style:name="T73" style:parent-style-name="Основнойшрифтабзаца" style:family="text">
      <style:text-properties fo:letter-spacing="-0.0055in" style:text-position="sub 64.2%" fo:font-size="14pt" style:font-size-asian="14pt" style:font-size-complex="14pt"/>
    </style:style>
    <style:style style:name="T74" style:parent-style-name="Основнойшрифтабзаца" style:family="text">
      <style:text-properties fo:letter-spacing="-0.0055in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6" style:parent-style-name="Standard" style:list-style-name="WW8Num3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8" style:parent-style-name="Standard" style:family="paragraph">
      <style:paragraph-properties fo:text-align="justify" fo:text-indent="0.5in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 fo:text-indent="0.5in"/>
    </style:style>
    <style:style style:name="T92" style:parent-style-name="Основнойшрифтабзаца" style:family="text">
      <style:text-properties fo:letter-spacing="-0.0055in" fo:font-size="14pt" style:font-size-asian="14pt" style:font-size-complex="14pt"/>
    </style:style>
    <style:style style:name="T93" style:parent-style-name="Основнойшрифтабзаца" style:family="text">
      <style:text-properties fo:letter-spacing="-0.0055in" style:text-position="sub 64.2%" fo:font-size="14pt" style:font-size-asian="14pt" style:font-size-complex="14pt"/>
    </style:style>
    <style:style style:name="T94" style:parent-style-name="Основнойшрифтабзаца" style:family="text">
      <style:text-properties fo:letter-spacing="-0.0055in" fo:font-size="14pt" style:font-size-asian="14pt" style:font-size-complex="14pt"/>
    </style:style>
    <style:style style:name="T95" style:parent-style-name="Основнойшрифтабзаца" style:family="text">
      <style:text-properties fo:letter-spacing="-0.0055in" style:text-position="sub 64.2%" fo:font-size="14pt" style:font-size-asian="14pt" style:font-size-complex="14pt"/>
    </style:style>
    <style:style style:name="T96" style:parent-style-name="Основнойшрифтабзаца" style:family="text">
      <style:text-properties fo:letter-spacing="-0.0055in" fo:font-size="14pt" style:font-size-asian="14pt" style:font-size-complex="14pt"/>
    </style:style>
    <style:style style:name="P9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2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3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4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 fo:text-indent="0.5in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1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8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3">ИРИТ-РТФ</text:p>
      <text:p text:style-name="P4">Центр ускоренного обучения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ДОМАШНЕМУ<text:s/></text:span><text:span text:style-name="T15">ЗАДАНИЮ<text:s/></text:span><text:span text:style-name="T16">N</text:span><text:span text:style-name="T17"><text:s/>3</text:span></text:p>
      <text:p text:style-name="P18"/>
      <text:p text:style-name="P19">по дисциплине «Язык и технологии программирования»</text:p>
      <text:p text:style-name="P20"/>
      <text:p text:style-name="P21"/>
      <text:p text:style-name="P22"><text:span text:style-name="T23">Тема:<text:s/></text:span><text:span text:style-name="T24">Коды. Сложение и вычитание двоичных чисел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Студент группы<text:s/>РИВ-170027у<text:s/>(662): <text:s text:c="19"/><text:tab/><text:tab/><text:tab/>И. И. Иванов</text:p>
      <text:p text:style-name="P37">Преподаватель: <text:s text:c="44"/><text:tab/><text:tab/><text:tab/><text:tab/>С. И. Тимошенко,</text:p>
      <text:p text:style-name="P38"><text:s text:c="70"/><text:tab/><text:tab/><text:tab/><text:tab/><text:tab/>доц., к. т. н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Екатеринбург 2017</text:p>
      <text:soft-page-break/>
      <text:p text:style-name="P52">СОДЕРЖАНИЕ</text:p>
      <text:p text:style-name="P53"/>
      <text:p text:style-name="P54"><text:span text:style-name="T55">1</text:span><text:span text:style-name="T56"><text:s/></text:span><text:span text:style-name="T57">Постановка задачи</text:span></text:p>
      <text:p text:style-name="P58"/>
      <text:p text:style-name="P59">Просмотреть<text:s/>материал пп. 3.5 -<text:s/>3.6, 4.1 - 4.4<text:s/>учебника Савельев А. Я. Основы информатики: учеб. для вузов. – М.: МГТУ им. Н. Э. Баумана, 2001. – 328 с.</text:p>
      <text:p text:style-name="P60"/>
      <text:list text:style-name="WW8Num3" text:continue-numbering="true">
        <text:list-item>
          <text:list>
            <text:list-item>
              <text:p text:style-name="P61">Представления чисел в дополнительном и обратном кодах</text:p>
            </text:list-item>
          </text:list>
        </text:list-item>
      </text:list>
      <text:p text:style-name="P62"/>
      <text:p text:style-name="P63"><text:span text:style-name="T64">Числа А</text:span><text:span text:style-name="T65">1</text:span><text:span text:style-name="T66"><text:s/>и А</text:span><text:span text:style-name="T67">2</text:span><text:span text:style-name="T68"><text:s/>перевести в дополнительный и обратный коды при условии, что разрядная сетка числа имеет 8 разрядов (вместе со знаковым).</text:span></text:p>
      <text:p text:style-name="P69"><text:span text:style-name="T70">11) <text:s/>А</text:span><text:span text:style-name="T71">1<text:s/></text:span><text:span text:style-name="T72">= -10101 и А</text:span><text:span text:style-name="T73">2<text:s/></text:span><text:span text:style-name="T74">= -0,10101.</text:span></text:p>
      <text:p text:style-name="P75"/>
      <text:list text:style-name="WW8Num3" text:continue-numbering="true">
        <text:list-item>
          <text:list>
            <text:list-item>
              <text:p text:style-name="P76">Сложение и вычитание двоичных чисел</text:p>
            </text:list-item>
          </text:list>
        </text:list-item>
      </text:list>
      <text:p text:style-name="P77"/>
      <text:p text:style-name="P78"><text:span text:style-name="T79">Числа А</text:span><text:span text:style-name="T80">1</text:span><text:span text:style-name="T81"><text:s/>и А</text:span><text:span text:style-name="T82">2</text:span><text:span text:style-name="T83"><text:s/>сложить (и вычесть А</text:span><text:span text:style-name="T84">1<text:s/></text:span><text:span text:style-name="T85">- А</text:span><text:span text:style-name="T86">2</text:span><text:span text:style-name="T87">)</text:span><text:span text:style-name="T88"><text:s/></text:span><text:span text:style-name="T89">в дополнительно</text:span><text:span text:style-name="T90">м и обратном коде. Разрядная сетка числа имеет 6 разрядов (вместе со знаковым). Проверить операции на переполнение.</text:span></text:p>
      <text:p text:style-name="P91"><text:span text:style-name="T92">11) <text:s/>А</text:span><text:span text:style-name="T93">1<text:s/></text:span><text:span text:style-name="T94">= -10101 и А</text:span><text:span text:style-name="T95">2<text:s/></text:span><text:span text:style-name="T96">= 1101.</text:span></text:p>
      <text:p text:style-name="P97"/>
      <text:p text:style-name="P98">2 Результаты проделанной работы</text:p>
      <text:p text:style-name="P99"/>
      <text:p text:style-name="P100">1) Перевести числа -10101 и -0,10101 в дополнительный и обратный код.</text:p>
      <text:p text:style-name="P101">-10101<text:s/>= 10010101пр; <text:s text:c="15"/>-0,10101 = 1,1010100пр.</text:p>
      <text:p text:style-name="P102">Для перевода числа в обратный код сначала нужно определить положительное число или отрицательное. Для перевода отрицательного числа в обратный код инверсируем числа оставляя в знаковом разряде единицу:</text:p>
      <text:p text:style-name="P103">10010101пр = 11101010обр; <text:s text:c="4"/>1,1010100пр = 1,0101011обр.</text:p>
      <text:p text:style-name="P104">Перевести числа -10101 и -0,10101 в дополнительный код.</text:p>
      <text:p text:style-name="P105">Дополнительный код для отрицательных чисел получается путем прибавления к младшему разряду обратного кода единицы.</text:p>
      <text:p text:style-name="P106">11101010обр = 11101011доп;<text:s/><text:s text:c="2"/>1,0101011обр = 1,0101100доп.</text:p>
      <text:p text:style-name="P107"/>
      <text:p text:style-name="P108"><text:span text:style-name="T109">2) Числа А</text:span><text:span text:style-name="T110">1</text:span><text:span text:style-name="T111"><text:s/>и А</text:span><text:span text:style-name="T112">2</text:span><text:span text:style-name="T113"><text:s/>сложить (и вычесть А</text:span><text:span text:style-name="T114">1<text:s/></text:span><text:span text:style-name="T115">- А</text:span><text:span text:style-name="T116">2</text:span><text:span text:style-name="T117">)</text:span><text:span text:style-name="T118"><text:s/></text:span><text:span text:style-name="T119">в дополнительном и обратном коде. Разрядная сетка числа имеет 6 разрядов (вместе со знаковым). Проверить операции на переполнение. -21 13</text:span></text:p>
      <text:p text:style-name="P120">-10101 = 110101пр ; <text:s text:c="9"/>1101 = 001101пр.</text:p>
      <text:p text:style-name="P121">110101пр = 101010обр; <text:s text:c="4"/>001101пр = 001101обр.</text:p>
      <text:p text:style-name="P122">101010обр = 101011доп; <text:s text:c="2"/>001101обр = 001101доп.</text:p>
      <text:p text:style-name="P123">Сложим числа в дополнительном коде:</text:p>
      <text:p text:style-name="P124">101011доп + 001101доп = 101011доп + 001101доп = 111000.</text:p>
      <text:p text:style-name="P125">Вычтем числа в дополнительном коде:</text:p>
      <text:p text:style-name="P126">101011доп -<text:s/>001101доп = 101011доп + 110010доп + 1 = 011110 (произошло переполнение).</text:p>
      <text:p text:style-name="P127">Сложим числа в обратном коде:</text:p>
      <text:soft-page-break/>
      <text:p text:style-name="P128">101010обр + 001101обр = 110111.</text:p>
      <text:p text:style-name="P129">Вычтем числа в обратном коде:</text:p>
      <text:p text:style-name="P130">101010обр - 001101обр = 101010обр + 110010обр = 011101.</text:p>
      <text:p text:style-name="P131"/>
      <text:p text:style-name="Standard"><text:span text:style-name="T132">3<text:s/></text:span><text:span text:style-name="T133">Анализ полученных результатов</text:span></text:p>
      <text:p text:style-name="P134"/>
      <text:p text:style-name="P135">В процессе работы были получены навыки по переводу чисел в обратный и дополнительный код, а так же по сложению и вычитанию дополнительных и обратных кодов.</text:p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Tahoma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Tahoma" fo:hyphenate="false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Федеральное агентство по образованию</dc:title>
    <meta:initial-creator>Tim</meta:initial-creator>
    <dc:creator>User</dc:creator>
    <meta:creation-date>2007-12-17T21:53:00Z</meta:creation-date>
    <dc:date>2017-10-07T10:06:00Z</dc:date>
    <meta:template xlink:href="Normal" xlink:type="simple"/>
    <meta:editing-cycles>30</meta:editing-cycles>
    <meta:editing-duration>PT1218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411" meta:character-count="2753" meta:row-count="19" meta:non-whitespace-character-count="2347"/>
  </office:meta>
</office:document-meta>
</file>